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C7A902C5CA08218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ato" svg:font-family="Lato" style:font-adornments="Gras" style:font-pitch="variable"/>
    <style:font-face style:name="Lato1" svg:font-family="Lato" style:font-adornments="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Gras" style:font-pitch="variable"/>
    <style:font-face style:name="Linux Biolinum O1" svg:font-family="'Linux Biolinum O'" style:font-adornments="Normal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note">
      <style:text-properties officeooo:rsid="002117c8" officeooo:paragraph-rsid="002117c8"/>
    </style:style>
    <style:style style:name="P2" style:family="paragraph" style:parent-style-name="Title">
      <style:text-properties style:font-name="DejaVu Sans" officeooo:paragraph-rsid="001d957a"/>
    </style:style>
    <style:style style:name="P3" style:family="paragraph" style:parent-style-name="Text_20_body">
      <style:text-properties style:font-name="DejaVu Sans" officeooo:paragraph-rsid="001d957a"/>
    </style:style>
    <style:style style:name="P4" style:family="paragraph" style:parent-style-name="Quotations">
      <style:text-properties style:font-name="DejaVu Sans" officeooo:paragraph-rsid="001d957a"/>
    </style:style>
    <style:style style:name="P5" style:family="paragraph" style:parent-style-name="Text_20_body">
      <style:text-properties style:font-name="DejaVu Sans" fo:font-weight="bold" style:font-weight-asian="bold" style:font-weight-complex="bold"/>
    </style:style>
    <style:style style:name="P6" style:family="paragraph" style:parent-style-name="Standard">
      <style:text-properties style:font-name="DejaVu Sans" fo:font-weight="bold" officeooo:rsid="002eb3aa" officeooo:paragraph-rsid="002eb3aa" style:font-weight-asian="bold" style:font-weight-complex="bold"/>
    </style:style>
    <style:style style:name="P7" style:family="paragraph" style:parent-style-name="Quotations">
      <style:text-properties style:font-name="DejaVu Sans" officeooo:rsid="002d2aca" officeooo:paragraph-rsid="002d2aca"/>
    </style:style>
    <style:style style:name="P8" style:family="paragraph" style:parent-style-name="Standard">
      <style:text-properties style:font-name="DejaVu Sans" officeooo:paragraph-rsid="0024fdbd"/>
    </style:style>
    <style:style style:name="P9" style:family="paragraph" style:parent-style-name="Standard">
      <style:text-properties style:font-name="DejaVu Sans" officeooo:rsid="002eb3aa" officeooo:paragraph-rsid="002eb3aa"/>
    </style:style>
    <style:style style:name="P10" style:family="paragraph" style:parent-style-name="Standard">
      <style:text-properties style:font-name="DejaVu Sans" fo:font-weight="normal" officeooo:rsid="002eb3aa" officeooo:paragraph-rsid="002eb3aa" style:font-weight-asian="normal" style:font-weight-complex="normal"/>
    </style:style>
    <style:style style:name="P11" style:family="paragraph" style:parent-style-name="Text_20_body">
      <style:text-properties fo:color="#0000ff" loext:opacity="100%" style:font-name="DejaVu Sans" officeooo:paragraph-rsid="00268eb6"/>
    </style:style>
    <style:style style:name="P12" style:family="paragraph" style:parent-style-name="Standard">
      <style:text-properties fo:color="#0000ff" loext:opacity="100%" style:font-name="DejaVu Sans" officeooo:paragraph-rsid="002d070b"/>
    </style:style>
    <style:style style:name="P13" style:family="paragraph" style:parent-style-name="Footnote">
      <style:text-properties officeooo:rsid="002117c8" officeooo:paragraph-rsid="002117c8"/>
    </style:style>
    <style:style style:name="P14" style:family="paragraph" style:parent-style-name="Heading_20_1">
      <style:text-properties style:font-name="DejaVu Sans"/>
    </style:style>
    <style:style style:name="P15" style:family="paragraph" style:parent-style-name="Heading_20_1" style:master-page-name="">
      <loext:graphic-properties draw:fill="none"/>
      <style:paragraph-properties fo:margin-left="0.6cm" fo:margin-right="0cm" fo:margin-top="1cm" fo:margin-bottom="0.199cm" style:contextual-spacing="false" fo:text-align="justify" style:justify-single-word="false" fo:text-indent="-0.6cm" style:auto-text-indent="false" style:page-number="auto" fo:background-color="transparent" fo:padding="0.049cm" fo:border-left="none" fo:border-right="none" fo:border-top="none" fo:border-bottom="1.3pt solid #171668" fo:keep-with-next="always">
        <style:tab-stops/>
      </style:paragraph-properties>
      <style:text-properties style:font-name="DejaVu Sans" fo:font-weight="bold" officeooo:rsid="00268eb6" style:font-weight-asian="bold" style:font-weight-complex="bold"/>
    </style:style>
    <style:style style:name="P16" style:family="paragraph" style:parent-style-name="Standard" style:list-style-name="L1">
      <style:text-properties officeooo:paragraph-rsid="0020268e"/>
    </style:style>
    <style:style style:name="P17" style:family="paragraph" style:parent-style-name="Standard" style:list-style-name="L1">
      <style:text-properties officeooo:paragraph-rsid="00237ce9"/>
    </style:style>
    <style:style style:name="P18" style:family="paragraph" style:parent-style-name="Standard" style:list-style-name="L1">
      <style:text-properties style:font-name="DejaVu Sans" officeooo:paragraph-rsid="001d957a"/>
    </style:style>
    <style:style style:name="P19" style:family="paragraph" style:parent-style-name="Standard" style:list-style-name="L1">
      <style:text-properties style:font-name="DejaVu Sans" officeooo:paragraph-rsid="00224c5a"/>
    </style:style>
    <style:style style:name="P20" style:family="paragraph" style:parent-style-name="Standard" style:list-style-name="L1">
      <style:text-properties style:font-name="DejaVu Sans" officeooo:paragraph-rsid="0024fdbd"/>
    </style:style>
    <style:style style:name="P21" style:family="paragraph" style:parent-style-name="Standard">
      <style:text-properties style:font-name="DejaVu Sans" fo:font-weight="normal" officeooo:rsid="002eb3aa" officeooo:paragraph-rsid="00366883" style:font-weight-asian="normal" style:font-weight-complex="normal"/>
    </style:style>
    <style:style style:name="P22" style:family="paragraph" style:parent-style-name="Standard">
      <style:text-properties style:font-name="DejaVu Sans" officeooo:paragraph-rsid="0037e507"/>
    </style:style>
    <style:style style:name="P23" style:family="paragraph" style:parent-style-name="Standard">
      <style:text-properties style:font-name="DejaVu Sans" officeooo:paragraph-rsid="0038d295"/>
    </style:style>
    <style:style style:name="P24" style:family="paragraph" style:parent-style-name="Standard">
      <style:text-properties officeooo:paragraph-rsid="0037e50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8120" style:font-weight-asian="bold" style:font-weight-complex="bold"/>
    </style:style>
    <style:style style:name="T4" style:family="text">
      <style:text-properties fo:font-weight="bold" officeooo:rsid="001d957a" style:font-weight-asian="bold" style:font-weight-complex="bold"/>
    </style:style>
    <style:style style:name="T5" style:family="text">
      <style:text-properties fo:font-weight="bold" officeooo:rsid="00268eb6" style:font-weight-asian="bold" style:font-weight-complex="bold"/>
    </style:style>
    <style:style style:name="T6" style:family="text">
      <style:text-properties fo:font-weight="bold" officeooo:rsid="002d070b" style:font-weight-asian="bold" style:font-weight-complex="bold"/>
    </style:style>
    <style:style style:name="T7" style:family="text">
      <style:text-properties fo:color="#0000ff" loext:opacity="100%" fo:font-weight="bold" style:font-weight-asian="bold" style:font-weight-complex="bold"/>
    </style:style>
    <style:style style:name="T8" style:family="text">
      <style:text-properties fo:color="#0000ff" loext:opacity="100%" fo:font-weight="bold" officeooo:rsid="0026e55d" style:font-weight-asian="bold" style:font-weight-complex="bold"/>
    </style:style>
    <style:style style:name="T9" style:family="text">
      <style:text-properties fo:color="#0000ff" loext:opacity="100%" fo:font-weight="bold" officeooo:rsid="00268eb6" style:font-weight-asian="bold" style:font-weight-complex="bold"/>
    </style:style>
    <style:style style:name="T10" style:family="text">
      <style:text-properties fo:color="#0000ff" loext:opacity="100%" fo:font-size="12pt" fo:font-weight="bold" officeooo:rsid="00296f96" style:font-weight-asian="bold" style:font-weight-complex="bold"/>
    </style:style>
    <style:style style:name="T11" style:family="text">
      <style:text-properties officeooo:rsid="001e8472"/>
    </style:style>
    <style:style style:name="T12" style:family="text">
      <style:text-properties officeooo:rsid="0024fdbd"/>
    </style:style>
    <style:style style:name="T13" style:family="text">
      <style:text-properties style:font-name="DejaVu Sans"/>
    </style:style>
    <style:style style:name="T14" style:family="text">
      <style:text-properties style:font-name="DejaVu Sans" officeooo:rsid="001d957a"/>
    </style:style>
    <style:style style:name="T15" style:family="text">
      <style:text-properties style:font-name="DejaVu Sans" fo:font-style="italic" style:font-style-asian="italic" style:font-style-complex="italic"/>
    </style:style>
    <style:style style:name="T16" style:family="text">
      <style:text-properties style:font-name="DejaVu Sans" fo:font-style="italic" officeooo:rsid="001e8472" style:font-style-asian="italic" style:font-style-complex="italic"/>
    </style:style>
    <style:style style:name="T17" style:family="text">
      <style:text-properties style:font-name="DejaVu Sans" officeooo:rsid="001e8472"/>
    </style:style>
    <style:style style:name="T18" style:family="text">
      <style:text-properties style:font-name="DejaVu Sans" officeooo:rsid="00237ce9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00c462" loext:char-shading-value="0"/>
    </style:style>
    <style:style style:name="T21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22" style:family="text">
      <style:text-properties officeooo:rsid="0034b04d"/>
    </style:style>
    <style:style style:name="T23" style:family="text">
      <style:text-properties officeooo:rsid="0034dd15"/>
    </style:style>
    <style:style style:name="T24" style:family="text">
      <style:text-properties officeooo:rsid="00366883"/>
    </style:style>
    <style:style style:name="T25" style:family="text">
      <style:text-properties officeooo:rsid="0037e507"/>
    </style:style>
    <style:style style:name="T26" style:family="text">
      <style:text-properties officeooo:rsid="0038d2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1.468cm" svg:y="-1.395cm" svg:width="2.275cm" svg:height="0.794cm" draw:z-index="0"><draw:image xlink:href="Pictures/10000000000000560000001EC7A902C5CA082181.png" xlink:type="simple" xlink:show="embed" xlink:actuate="onLoad" draw:mime-type="image/png"/></draw:frame>SYNTHÈSE : trouver une problématique</text:p>
      <text:h text:style-name="P14" text:outline-level="1">Trouver une problématique en s’aidant du sujet</text:h>
      <text:p text:style-name="P3"><text:span text:style-name="T9">1.1 </text:span><text:span text:style-name="T7">Dans le libellé de synthèse </text:span><text:span text:style-name="T8">ci-dessous</text:span><text:span text:style-name="T7">, surlignez en jaune le(s) mot(s) qui donne(nt) le thème et surlignez en vert les mots qui vous donnent des pistes pour la problématique. <text:line-break/><text:tab/></text:span><text:span text:style-name="T9">1.2 </text:span><text:span text:style-name="T10">F</text:span><text:span text:style-name="T7">ormulez cette dernière.</text:span></text:p>
      <text:p text:style-name="P4">Vous ferez des documents ci-joints qui <text:span text:style-name="T20">traitent de</text:span> <text:span text:style-name="T19">l’influence des évolutions des techniques sur </text:span><text:span text:style-name="T21">l’organisation du travail</text:span> <text:span text:style-name="T20">une synthèse ordonnée</text:span> et objective. Puis, dans une conclusion argumentée et concise, vous exprimerez votre avis personnel sur la question.</text:p>
      <text:p text:style-name="P7">En quoi les évolutions techniques ont une influence sur l’organisation du travail ?</text:p>
      <text:h text:style-name="P15" text:outline-level="1">Trouver une problématique en s’aidant du sujet et du titre des documents</text:h>
      <text:p text:style-name="P12"><text:span text:style-name="T5">2.1 </text:span><text:span text:style-name="T6">Quels sont les termes essentiels du sujet ?</text:span></text:p>
      <text:p text:style-name="P12"><text:span text:style-name="T6">2.2 </text:span><text:span text:style-name="T5">Quelle(s) i</text:span><text:span text:style-name="T2">dée</text:span><text:span text:style-name="T5">(</text:span><text:span text:style-name="T2">s</text:span><text:span text:style-name="T5">)</text:span><text:span text:style-name="T2"> impliqu</text:span><text:span text:style-name="T5">e chaque</text:span><text:span text:style-name="T2"> titre de document ?</text:span></text:p>
      <text:p text:style-name="P11"><text:span text:style-name="T5">2.</text:span><text:span text:style-name="T6">3</text:span><text:span text:style-name="T5"> </text:span><text:span text:style-name="T2">En tenant compte du </text:span><text:span text:style-name="T4">sujet </text:span><text:span text:style-name="T2">de la synthèse (</text:span><text:span text:style-name="T3">écrit</text:span><text:span text:style-name="T2"> en </text:span><text:span text:style-name="T3">gras</text:span><text:span text:style-name="T2">) </text:span><text:span text:style-name="T3">ci-dessous </text:span><text:span text:style-name="T2">et des éléments contenus par les titres des documents, définissez la problématique de cette synthèse.</text:span></text:p>
      <text:p text:style-name="P5">Vous ferez une synthèse objective, concise et ordonnée des documents ci-dessous concernant démocratie et technologies de l’information et de la communication. Dans une brève conclusion, vous donnerez votre point de vue sur la question.</text:p>
      <text:list text:style-name="L1">
        <text:list-item>
          <text:list>
            <text:list-item>
              <text:p text:style-name="P16"><text:span text:style-name="Index_20_Link"><text:span text:style-name="T13">TEXTE </text:span></text:span><text:span text:style-name="Index_20_Link"><text:span text:style-name="T14">1</text:span></text:span><text:span text:style-name="Index_20_Link"><text:span text:style-name="T13"> : « Mode d’emploi du Big Brother</text:span></text:span><text:span text:style-name="Index_20_Link"><text:span text:style-name="T13"><text:note text:id="ftn1" text:note-class="footnote"><text:note-citation>1</text:note-citation><text:note-body><text:p text:style-name="Footnote">Big Brother est un personnage de fiction du roman <text:span text:style-name="T1">1984</text:span> de George Orwell. L’expression « Big Brother » est depuis utilisée pour qualifier toutes les institutions ou pratiques portant atteinte aux libertés fondamentales et à la vie privée des populations ou des individus.</text:p></text:note-body></text:note></text:span></text:span><text:span text:style-name="Index_20_Link"><text:span text:style-name="T13"> libyen</text:span></text:span><text:span text:style-name="Index_20_Link"><text:span text:style-name="T13"><text:note text:id="ftn2" text:note-class="footnote"><text:note-citation>2</text:note-citation><text:note-body><text:p text:style-name="P1">En 2011, La Libye était une dictature dirigée par le colonel Khadafi.</text:p></text:note-body></text:note></text:span></text:span><text:span text:style-name="Index_20_Link"><text:span text:style-name="T13"> », </text:span></text:span><text:span text:style-name="Index_20_Link"><text:span text:style-name="T16">Owni</text:span></text:span><text:span text:style-name="Index_20_Link"><text:span text:style-name="T17">, par Jean-Marc Manach, 7/09/2011</text:span></text:span></text:p>
            </text:list-item>
            <text:list-item>
              <text:p text:style-name="P18">TEXTE 2 : « La confidentialité n’est plus. L’idéologie de la transparence radicale », <text:span text:style-name="T1">J’aime pas Facebook</text:span>, <text:span text:style-name="T11">par</text:span> Ippolita, Payot, 2012</text:p>
            </text:list-item>
            <text:list-item>
              <text:p text:style-name="P17"><text:span text:style-name="T13">TEXTE 3 : </text:span><text:span text:style-name="Index_20_Link"><text:span text:style-name="T13">« Espionnage électronique, quinze ans d’inertie », </text:span></text:span><text:span text:style-name="Index_20_Link"><text:span text:style-name="T15">Le Monde diplomatique</text:span></text:span><text:span text:style-name="Index_20_Link"><text:span text:style-name="T13">, par Nicky Hager, </text:span></text:span><text:span text:style-name="Index_20_Link"><text:span text:style-name="T18">septembre 2013</text:span></text:span></text:p>
            </text:list-item>
            <text:list-item>
              <text:p text:style-name="P19">TEXTE 4 : « Démocratie et Internet : les associations de blogueurs, émergence d’un contre-pouvoir », <text:span text:style-name="T1">Jeune afrique.com</text:span>, par Mathieu Olivier, 15/11/2013</text:p>
            </text:list-item>
            <text:list-item>
              <text:p text:style-name="P20"><text:soft-page-break/>TEXTE <text:span text:style-name="T12">5 : « Lutte contre la surveillance : </text:span>les hackers doivent passer de la technique au politique », <text:span text:style-name="T1">Slate</text:span>, par Amaelle Guiton, 05/01/2014</text:p>
            </text:list-item>
          </text:list>
        </text:list-item>
      </text:list>
      <text:p text:style-name="P8"/>
      <text:p text:style-name="P9">2.1) Les termes essentiels sont «  <text:span text:style-name="T2">démocratie et technologies de l’information et de la communication »</text:span></text:p>
      <text:p text:style-name="P6"/>
      <text:p text:style-name="P21">2.2) <text:span text:style-name="Index_20_Link">« Mode d’emploi du Big Brother</text:span><text:span text:style-name="Index_20_Link"><text:note text:id="ftn0" text:note-class="footnote"><text:note-citation>3</text:note-citation><text:note-body><text:p text:style-name="Footnote">Big Brother est un personnage de fiction du roman <text:span text:style-name="T1">1984</text:span> de George Orwell. L’expression « Big Brother » est depuis utilisée pour qualifier toutes les institutions ou pratiques portant atteinte aux libertés fondamentales et à la vie privée des populations ou des individus.</text:p></text:note-body></text:note></text:span><text:span text:style-name="Index_20_Link"> libyen</text:span><text:span text:style-name="Index_20_Link"><text:note text:id="ftn3" text:note-class="footnote"><text:note-citation>4</text:note-citation><text:note-body><text:p text:style-name="P1">En 2011, La Libye était une dictature dirigée par le colonel Khadafi.</text:p></text:note-body></text:note></text:span><text:span text:style-name="Index_20_Link"> » </text:span><text:span text:style-name="Index_20_Link"><text:span text:style-name="T24">= Lié à la surveillance de masse</text:span></text:span></text:p>
      <text:p text:style-name="P22"><text:span text:style-name="Index_20_Link">« La confidentialité n’est plus. L’idéologie de la transparence radicale » </text:span><text:span text:style-name="Index_20_Link"><text:span text:style-name="T25">= Les réseaux sociaux, la fin de la vie privée</text:span></text:span></text:p>
      <text:p text:style-name="P24"><text:span text:style-name="Index_20_Link">« Espionnage électronique, quinze ans d’inertie » </text:span><text:span text:style-name="Index_20_Link"><text:span text:style-name="T25">= Les états surveille leur </text:span></text:span><text:span text:style-name="Index_20_Link"><text:span text:style-name="T26">population.</text:span></text:span></text:p>
      <text:p text:style-name="P23">« Démocratie et Internet : les associations de blogueurs, émergence d’un contre-pouvoir » <text:span text:style-name="T26">= </text:span></text:p>
      <text:p text:style-name="P23"><text:span text:style-name="T12">« Lutte contre la surveillance : </text:span>les hackers doivent passer de la technique au politique » <text:span text:style-name="T26">= Les informaticiens aide la démocratie</text:span></text:p>
      <text:p text:style-name="P10"/>
      <text:p text:style-name="P10">2.3) Comment les TIC (technologies de l’information et de la communication) <text:span text:style-name="T26">aident</text:span>-elles <text:span text:style-name="T26">ou pas</text:span> la démocratie 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Lato" svg:font-family="Lato" style:font-adornments="Gras" style:font-pitch="variable"/>
    <style:font-face style:name="Lato1" svg:font-family="Lato" style:font-adornments="Norma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Gras" style:font-pitch="variable"/>
    <style:font-face style:name="Linux Biolinum O1" svg:font-family="'Linux Biolinum O'" style:font-adornments="Normal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1.401cm" style:auto-text-indent="false" style:page-number="auto"/>
      <style:text-properties style:font-name="Lato1" fo:font-family="Lato" style:font-style-name="Normal" style:font-pitch="variable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00%" fo:text-align="justify" style:justify-single-word="false" style:page-number="auto"/>
      <style:text-properties style:font-name="Lato1" fo:font-family="Lato" style:font-style-name="Normal" style:font-pitch="variable" fo:font-size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margin-left="0cm" fo:margin-right="0cm" fo:margin-top="0cm" fo:margin-bottom="0.199cm" style:contextual-spacing="false" fo:text-align="center" style:justify-single-word="false" fo:text-indent="0cm" style:auto-text-indent="false"/>
      <style:text-properties fo:color="#000058" loext:opacity="100%" style:font-name="Lato" fo:font-family="Lato" style:font-style-name="Gras" style:font-pitch="variable" fo:font-size="26pt" fo:font-style="normal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 style:master-page-name="">
      <style:paragraph-properties fo:margin-left="0.598cm" fo:margin-right="0cm" fo:margin-top="0cm" fo:margin-bottom="0.101cm" style:contextual-spacing="false" fo:text-indent="-0.598cm" style:auto-text-indent="false" style:page-number="auto" text:number-lines="false" text:line-number="0"/>
      <style:text-properties style:font-name="DejaVu Sans1" fo:font-family="'DejaVu Sans'" style:font-style-name="Normal" style:font-family-generic="swiss" style:font-pitch="variable" fo:font-size="10.5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cm" fo:margin-bottom="0.199cm" style:contextual-spacing="false" style:page-number="auto" fo:padding="0.049cm" fo:border-left="none" fo:border-right="none" fo:border-top="none" fo:border-bottom="1.3pt solid #171668">
        <style:tab-stops/>
      </style:paragraph-properties>
      <style:text-properties fo:color="#171668" loext:opacity="100%" style:font-name="Lato" fo:font-family="Lato" style:font-style-name="Gra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75cm" fo:margin-bottom="0.109cm" style:contextual-spacing="false" fo:text-indent="0.4cm" style:auto-text-indent="false" style:page-number="auto"/>
      <style:text-properties fo:color="#19217a" loext:opacity="100%" style:font-name="Linux Biolinum O" fo:font-family="'Linux Biolinum O'" style:font-style-name="Gras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55cm" fo:margin-bottom="0.101cm" style:contextual-spacing="false" fo:text-indent="0.801cm" style:auto-text-indent="false"/>
      <style:text-properties fo:color="#1f1d88" loext:opacity="100%" style:font-name="Linux Biolinum O" fo:font-family="'Linux Biolinum O'" style:font-style-name="Gras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5cm" fo:margin-bottom="0.109cm" style:contextual-spacing="false" fo:text-indent="1.3cm" style:auto-text-indent="false" style:page-number="auto"/>
      <style:text-properties fo:color="#232ea7" loext:opacity="100%" style:font-name="Linux Biolinum O" fo:font-family="'Linux Biolinum O'" style:font-style-name="Gras" style:font-pitch="variable" fo:font-size="13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text:number-lines="false" text:line-number="0"/>
      <style:text-properties fo:font-size="13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22cm" fo:margin-bottom="0.21cm" style:contextual-spacing="false" fo:text-align="center" style:justify-single-word="false" fo:text-indent="0cm" style:auto-text-indent="false" style:page-number="auto" text:number-lines="false" text:line-number="0"/>
      <style:text-properties fo:color="#14155e" loext:opacity="100%" style:font-name="Linux Biolinum O" fo:font-family="'Linux Biolinum O'" style:font-style-name="Gras" style:font-pitch="variabl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Biolinum O" fo:font-family="'Linux Biolinum O'" style:font-style-name="Gra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nux Biolinum O1" fo:font-family="'Linux Biolinum O'" style:font-style-name="Normal" style:font-pitch="variable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nux Biolinum O1" fo:font-family="'Linux Biolinum O'" style:font-style-name="Normal" style:font-pitch="variable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Linux Biolinum O1" fo:font-family="'Linux Biolinum O'" style:font-style-name="Normal" style:font-pitch="variable" fo:font-size="10.5pt"/>
    </style:style>
    <style:style style:name="Subtitle" style:family="paragraph" style:parent-style-name="Heading" style:next-style-name="Text_20_body" style:class="chapter">
      <style:paragraph-properties fo:margin-left="0cm" fo:margin-right="0cm" fo:margin-top="0.106cm" fo:margin-bottom="0.212cm" style:contextual-spacing="false" fo:text-align="center" style:justify-single-word="false" fo:text-indent="0cm" style:auto-text-indent="false"/>
      <style:text-properties fo:color="#000084" loext:opacity="100%" style:font-name="Linux Biolinum O" fo:font-family="'Linux Biolinum O'" style:font-style-name="Gras" style:font-pitch="variable" fo:font-size="22pt" fo:font-weight="bold" style:font-size-asian="18pt" style:font-size-complex="18pt"/>
    </style:style>
    <style:style style:name="Quotations" style:family="paragraph" style:parent-style-name="Standard" style:class="html">
      <style:paragraph-properties fo:margin-left="1.9cm" fo:margin-right="0cm" fo:margin-top="0cm" fo:margin-bottom="0.7cm" style:contextual-spacing="false" fo:text-indent="0cm" style:auto-text-indent="false"/>
      <style:text-properties style:font-name="Lato1" fo:font-family="Lato" style:font-style-name="Normal" style:font-pitch="variable" fo:font-size="12pt" style:font-size-asian="10.5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595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8T09:50:22.267672910</meta:creation-date>
    <dc:title>Cours</dc:title>
    <meta:editing-duration>PT8H21M53S</meta:editing-duration>
    <meta:editing-cycles>29</meta:editing-cycles>
    <meta:generator>LibreOffice/7.4.4.2$Linux_X86_64 LibreOffice_project/40$Build-2</meta:generator>
    <dc:date>2023-01-23T15:03:07.843001593</dc:date>
    <meta:document-statistic meta:table-count="0" meta:image-count="1" meta:object-count="0" meta:page-count="2" meta:paragraph-count="27" meta:word-count="526" meta:character-count="3257" meta:non-whitespace-character-count="2761"/>
    <meta:template xlink:type="simple" xlink:actuate="onRequest" xlink:title="Cours" xlink:href="../../../../../../../.config/libreoffice/4/user/template/Cours.ott" meta:date="2020-07-05T14:17:00.028592140"/>
  </office:meta>
</office:document-meta>
</file>